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objectwithoutfill">
      <style:graphic-properties svg:stroke-width="1.27cm" svg:stroke-color="#000000" draw:marker-start-width="2.105cm" draw:marker-end-width="2.105cm" svg:stroke-linecap="round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cm" svg:y1="14cm" svg:x2="12.25cm" svg:y2="8.75cm">
          <text:p/>
        </draw:line>
        <draw:polyline draw:style-name="gr2" draw:text-style-name="P2" draw:layer="layout" svg:width="11.794cm" svg:height="4.815cm" draw:transform="skewX (-3.27916413528423E-017) rotate (-1.25558986388472) translate (12.343321874231cm 8.68587369665878cm)" svg:viewBox="0 0 11795 4816" draw:points="0,46 11795,0 6294,2677 5597,4816">
          <text:p/>
        </draw:polyline>
        <draw:polyline draw:style-name="gr2" draw:text-style-name="P2" draw:layer="layout" svg:width="11.127cm" svg:height="7.744cm" draw:transform="rotate (1.95913208536364) translate (13.247235607697cm 13.9262731729587cm)" svg:viewBox="0 0 11128 7745" draw:points="6727,0 11128,2449 6365,3525 6908,7745 3437,5137 0,7728 875,2684">
          <text:p/>
        </draw:polyline>
        <draw:line draw:style-name="gr2" draw:text-style-name="P2" draw:layer="layout" svg:x1="7.5cm" svg:y1="19.9cm" svg:x2="8.75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3-09-30T10:22:09.360000000</dc:date>
    <meta:editing-duration>PT27M34S</meta:editing-duration>
    <meta:editing-cycles>5</meta:editing-cycles>
    <meta:generator>LibreOffice/7.5.3.2$Windows_X86_64 LibreOffice_project/9f56dff12ba03b9acd7730a5a481eea045e468f3</meta:generator>
    <meta:document-statistic meta:object-count="5"/>
  </office:meta>
</office:document-meta>
</file>